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f6856" officeooo:paragraph-rsid="001f6856"/>
    </style:style>
    <style:style style:name="P2" style:family="paragraph" style:parent-style-name="Title">
      <style:text-properties officeooo:rsid="001f6856" officeooo:paragraph-rsid="001f6856"/>
    </style:style>
    <style:style style:name="P3" style:family="paragraph" style:parent-style-name="Heading_20_1">
      <style:paragraph-properties fo:line-height="200%"/>
      <style:text-properties officeooo:paragraph-rsid="00251970"/>
    </style:style>
    <style:style style:name="P4" style:family="paragraph" style:parent-style-name="Heading_20_1">
      <style:paragraph-properties fo:line-height="200%"/>
      <style:text-properties officeooo:paragraph-rsid="003121cb"/>
    </style:style>
    <style:style style:name="P5" style:family="paragraph" style:parent-style-name="Heading_20_1">
      <style:paragraph-properties fo:line-height="200%"/>
      <style:text-properties officeooo:paragraph-rsid="00455cab"/>
    </style:style>
    <style:style style:name="P6" style:family="paragraph" style:parent-style-name="Heading_20_1">
      <style:paragraph-properties fo:line-height="200%"/>
      <style:text-properties officeooo:rsid="00213429" officeooo:paragraph-rsid="00213429"/>
    </style:style>
    <style:style style:name="P7" style:family="paragraph" style:parent-style-name="Heading_20_2">
      <style:paragraph-properties fo:margin-top="0.1783in" fo:margin-bottom="0.1228in" style:contextual-spacing="false" fo:line-height="200%"/>
      <style:text-properties officeooo:paragraph-rsid="00251970"/>
    </style:style>
    <style:style style:name="P8" style:family="paragraph" style:parent-style-name="Text_20_body">
      <style:paragraph-properties fo:line-height="200%"/>
      <style:text-properties officeooo:paragraph-rsid="002324c5"/>
    </style:style>
    <style:style style:name="P9" style:family="paragraph" style:parent-style-name="Text_20_body">
      <style:paragraph-properties fo:line-height="200%"/>
      <style:text-properties officeooo:paragraph-rsid="003a3784"/>
    </style:style>
    <style:style style:name="P10" style:family="paragraph" style:parent-style-name="Text_20_body">
      <style:text-properties officeooo:paragraph-rsid="00251970"/>
    </style:style>
    <style:style style:name="P11" style:family="paragraph" style:parent-style-name="Text_20_body">
      <style:paragraph-properties fo:line-height="200%"/>
      <style:text-properties officeooo:rsid="0026e03a" officeooo:paragraph-rsid="0026e03a"/>
    </style:style>
    <style:style style:name="P12" style:family="paragraph" style:parent-style-name="Text_20_body">
      <style:paragraph-properties fo:line-height="200%"/>
      <style:text-properties officeooo:rsid="002adae0" officeooo:paragraph-rsid="003894af"/>
    </style:style>
    <style:style style:name="P13" style:family="paragraph" style:parent-style-name="Text_20_body">
      <style:paragraph-properties fo:margin-top="0.1783in" fo:margin-bottom="0.1228in" style:contextual-spacing="false" fo:line-height="200%"/>
      <style:text-properties officeooo:rsid="002cdb90" officeooo:paragraph-rsid="002cdb90"/>
    </style:style>
    <style:style style:name="P14" style:family="paragraph" style:parent-style-name="Text_20_body">
      <style:paragraph-properties fo:line-height="200%"/>
      <style:text-properties officeooo:rsid="0032a548" officeooo:paragraph-rsid="0032a548"/>
    </style:style>
    <style:style style:name="P15" style:family="paragraph" style:parent-style-name="Text_20_body">
      <style:paragraph-properties fo:line-height="200%"/>
      <style:text-properties officeooo:rsid="003894af" officeooo:paragraph-rsid="003894af"/>
    </style:style>
    <style:style style:name="P16" style:family="paragraph" style:parent-style-name="Text_20_body">
      <style:paragraph-properties fo:line-height="200%"/>
      <style:text-properties officeooo:rsid="003a3784" officeooo:paragraph-rsid="003a3784"/>
    </style:style>
    <style:style style:name="P17" style:family="paragraph" style:parent-style-name="Text_20_body">
      <style:paragraph-properties fo:line-height="200%"/>
      <style:text-properties officeooo:rsid="00415915" officeooo:paragraph-rsid="00415915"/>
    </style:style>
    <style:style style:name="P18" style:family="paragraph" style:parent-style-name="Text_20_body">
      <style:paragraph-properties fo:line-height="200%"/>
      <style:text-properties officeooo:rsid="0041b1d8" officeooo:paragraph-rsid="0041b1d8"/>
    </style:style>
    <style:style style:name="P19" style:family="paragraph" style:parent-style-name="Text_20_body">
      <style:paragraph-properties fo:line-height="200%"/>
      <style:text-properties officeooo:rsid="0041b1d8" officeooo:paragraph-rsid="004392df"/>
    </style:style>
    <style:style style:name="P20" style:family="paragraph" style:parent-style-name="Text_20_body">
      <style:paragraph-properties fo:line-height="200%"/>
      <style:text-properties officeooo:rsid="00455cab" officeooo:paragraph-rsid="00455cab"/>
    </style:style>
    <style:style style:name="P21" style:family="paragraph" style:parent-style-name="Text_20_body">
      <style:paragraph-properties fo:line-height="200%"/>
      <style:text-properties officeooo:rsid="0048e154" officeooo:paragraph-rsid="0048e154"/>
    </style:style>
    <style:style style:name="T1" style:family="text">
      <style:text-properties officeooo:rsid="00251970"/>
    </style:style>
    <style:style style:name="T2" style:family="text">
      <style:text-properties officeooo:rsid="0026e03a"/>
    </style:style>
    <style:style style:name="T3" style:family="text">
      <style:text-properties officeooo:rsid="00289757"/>
    </style:style>
    <style:style style:name="T4" style:family="text">
      <style:text-properties officeooo:rsid="0029c17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894af" style:font-weight-asian="normal" style:font-weight-complex="normal"/>
    </style:style>
    <style:style style:name="T7" style:family="text">
      <style:text-properties officeooo:rsid="002cdb90"/>
    </style:style>
    <style:style style:name="T8" style:family="text">
      <style:text-properties officeooo:rsid="003121cb"/>
    </style:style>
    <style:style style:name="T9" style:family="text">
      <style:text-properties officeooo:rsid="0034b8c0"/>
    </style:style>
    <style:style style:name="T10" style:family="text">
      <style:text-properties officeooo:rsid="00365fea"/>
    </style:style>
    <style:style style:name="T11" style:family="text">
      <style:text-properties officeooo:rsid="0037accb"/>
    </style:style>
    <style:style style:name="T12" style:family="text">
      <style:text-properties officeooo:rsid="003894af"/>
    </style:style>
    <style:style style:name="T13" style:family="text">
      <style:text-properties style:font-name="Liberation Serif" fo:font-weight="normal" officeooo:rsid="003894af" style:font-weight-asian="normal" style:font-weight-complex="normal"/>
    </style:style>
    <style:style style:name="T14" style:family="text">
      <style:text-properties officeooo:rsid="003a3784"/>
    </style:style>
    <style:style style:name="T15" style:family="text">
      <style:text-properties officeooo:rsid="003c375c"/>
    </style:style>
    <style:style style:name="T16" style:family="text">
      <style:text-properties officeooo:rsid="0041b1d8"/>
    </style:style>
    <style:style style:name="T17" style:family="text">
      <style:text-properties officeooo:rsid="004392df"/>
    </style:style>
    <style:style style:name="T18" style:family="text">
      <style:text-properties officeooo:rsid="0043c2a2"/>
    </style:style>
    <style:style style:name="T19" style:family="text">
      <style:text-properties officeooo:rsid="0043ce51"/>
    </style:style>
    <style:style style:name="T20" style:family="text">
      <style:text-properties officeooo:rsid="00455cab"/>
    </style:style>
    <style:style style:name="T21" style:family="text">
      <style:text-properties officeooo:rsid="0047647f"/>
    </style:style>
    <style:style style:name="T22" style:family="text">
      <style:text-properties officeooo:rsid="004a28d0"/>
    </style:style>
    <style:style style:name="T23" style:family="text">
      <style:text-properties fo:font-size="18pt" style:font-size-asian="18pt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28in" fo:min-width="4.503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lculator Manual</text:p>
      <text:p text:style-name="P1"/>
      <text:h text:style-name="P6" text:outline-level="1">1. <text:span text:style-name="T2">Problem Description</text:span></text:h>
      <text:p text:style-name="P11">You are supposed to create a class that represents a rational number; this number is inputted like, “int/int.” <text:span text:style-name="T3">If the number has a demonstrator of zero, it outputs, “#div0”. If the number has a denominator of 1 it outputs, “int.” </text:span><text:span text:style-name="T4">You input an operator and it outputs a reduced fraction or integer</text:span></text:p>
      <text:h text:style-name="P3" text:outline-level="1"><text:span text:style-name="T1">2. <text:s/></text:span><text:span text:style-name="T4">Data Types</text:span></text:h>
      <text:h text:style-name="Heading_20_2" text:outline-level="2">Int</text:h>
      <text:p text:style-name="Text_20_body"/>
      <text:p text:style-name="P12"><text:span text:style-name="T6">2.1.</text:span><text:span text:style-name="T5"> numerator – </text:span><text:span text:style-name="Source_20_Text"><text:span text:style-name="T13">The</text:span></text:span><text:span text:style-name="T6"> numerator of the fraction</text:span></text:p>
      <text:p text:style-name="P12"><text:span text:style-name="T6">2.2. </text:span><text:span text:style-name="T5">denominator</text:span><text:span text:style-name="T6"> – The denominator of the fraction.</text:span></text:p>
      <text:p text:style-name="P10"/>
      <text:h text:style-name="P7" text:outline-level="2"><text:span text:style-name="T1">2.</text:span><text:span text:style-name="T7">1</text:span><text:span text:style-name="T1">. </text:span><text:span text:style-name="T7">Operations</text:span></text:h>
      <text:p text:style-name="P13">The possible operations on a number are Addition, Subtraction, Multiplication, Division, Less Than, Less Than or Equal to, Greater Than, Greather Than or equal to, Equal to, Stream Insertion and Extraction operators. <text:span text:style-name="T8">They are implemented via overloading the relevant operators.</text:span></text:p>
      <text:p text:style-name="P13"/>
      <text:p text:style-name="P13"/>
      <text:h text:style-name="P4" text:outline-level="1"><text:soft-page-break/><text:span text:style-name="T8">3. High level Solution</text:span></text:h>
      <text:p text:style-name="P14"><text:span text:style-name="T19">3.</text:span>1. <text:span text:style-name="T9">Promnt for rational number</text:span></text:p>
      <text:p text:style-name="P14"><text:tab/>.<text:span text:style-name="T19">3</text:span><text:span text:style-name="T12">1.1. After receiving the inputted rational number check if it’s valid and if not ask again.</text:span></text:p>
      <text:p text:style-name="P9"><text:span text:style-name="T19">3.</text:span><text:span text:style-name="T10">2. Promnt for operation cut the inputted string to 2 characters, and then check if the string is a valid operatio</text:span><text:span text:style-name="T12">n if not ask again.</text:span></text:p>
      <text:p text:style-name="P9"><text:span text:style-name="T10"><text:tab/></text:span><text:span text:style-name="T19">3.</text:span><text:span text:style-name="T10">2.1. For each operation apply it to num and another inputted number (if applicable) and <text:tab/>simplify the output using Euclid’s Algorithm</text:span></text:p>
      <text:p text:style-name="P15"><text:span text:style-name="T19">3</text:span>.1.1. The addition/<text:span text:style-name="T14">subtraction</text:span> operator recieves 2 rational numbers and multiplies the numerator and denominator of both of them by their respective denominators then adds/<text:span text:style-name="T14">subtracts</text:span> and simplifies the result.</text:p>
      <text:p text:style-name="P16"><text:span text:style-name="T19">3</text:span>.1.<text:span text:style-name="T15">2. The Multiplication/Division operator takes two numbers and multiplies/divides (division is done by multiplying by the reciprocal) and then simplifies the output.</text:span></text:p>
      <text:p text:style-name="P17"><text:span text:style-name="T19">3</text:span>.1.3. <text:s/>Relational/<text:span text:style-name="T19">Equality </text:span>Operators<text:span text:style-name="T19">(Not equal isn’t implemented)</text:span> are done by converting the rational number to a double and <text:span text:style-name="T16">applying the operator</text:span></text:p>
      <text:p text:style-name="P18"><text:span text:style-name="T19">3</text:span>.1.4. The Stream Extraction Operator checks if the numerator is 0 if so it outputs “#div0” if it’s one it outputs the numerator <text:span text:style-name="T18">to the ostream</text:span> otherwise it outputs a simplified “a/b” with a &amp; b being integers. <text:span text:style-name="T18">After that it outputs the ostream.</text:span></text:p>
      <text:p text:style-name="P19"><text:span text:style-name="T19">3</text:span>.1.<text:span text:style-name="T17">5</text:span>. The Stream <text:span text:style-name="T18">Insertion</text:span> Operator <text:span text:style-name="T18">receives a rational number and a istream variable. It sets up the rational number and checks if it’s valid. If it’s not valid, it asks for the rational number again. After it </text:span><text:span text:style-name="T19">is done it returns the input stream variable.</text:span></text:p>
      <text:p text:style-name="P15"><text:span text:style-name="T10">3.</text:span><text:span text:style-name="T19">2</text:span><text:span text:style-name="T10">. Ask the user if they want to repeat </text:span><text:span text:style-name="T11">do step one. Otherwise, the program will exist with, “</text:span>Goodbye then.”</text:p>
      <text:p text:style-name="P15"><draw:custom-shape text:anchor-type="paragraph" draw:z-index="0" draw:name="Shape 1" draw:style-name="gr1" svg:width="4.5039in" svg:height="0.828in" svg:x="0.8484in" svg:y="-0.0583in"><text:p><text:span text:style-name="T23"><text:s/></text:span><text:span text:style-name="T23"><text:tab/></text:span><text:span text:style-name="T23"><text:tab/></text:span><text:span text:style-name="T23"><text:tab/></text:span><text:span text:style-name="T23"><text:tab/></text:span></text:p><text:p><text:span text:style-name="T23"><text:tab/></text:span><text:span text:style-name="T23"><text:tab/></text:span><text:span text:style-name="T23"><text:tab/></text:span><text:span text:style-name="T23"> <text:s text:c="2"/></text:span><text:span text:style-name="T23">SetRationalNumber</text:span></text:p><text:p/><draw:enhanced-geometry svg:viewBox="0 0 21600 21600" draw:glue-points="10800 0 0 10800 10800 21600 21600 10800" draw:type="flowchart-process" draw:enhanced-path="M 0 0 L 21600 0 21600 21600 0 21600 0 0 Z N"/></draw:custom-shape><text:soft-page-break/></text:p>
      <text:p text:style-name="P15"/>
      <text:p text:style-name="P15"/>
      <text:h text:style-name="P5" text:outline-level="1"><text:span text:style-name="T20">4. Limits</text:span></text:h>
      <text:p text:style-name="P20">4.1. <text:span text:style-name="T21">You cannot run 2 operators at once (i.e you cannot do, “a/b <text:s/>+ d/c – e/f.”)</text:span></text:p>
      <text:p text:style-name="P21">4.2. <text:span text:style-name="T22">You cannot intput a value for each part of the fraction greater than INT_MAX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2:50:36.048000000</meta:creation-date>
    <dc:date>2024-02-26T15:17:30.590000000</dc:date>
    <meta:editing-duration>PT34M1S</meta:editing-duration>
    <meta:editing-cycles>22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23" meta:word-count="400" meta:character-count="2464" meta:non-whitespace-character-count="207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Looks accurate&#10;" VL:creator="" dc:date-time="2024-02-26T14:25:17"/>
  <VL:version-entry VL:title="Version2" VL:comment="Almost Done" VL:creator="" dc:date-time="2024-02-26T14:41:35"/>
  <VL:version-entry VL:title="Version3" VL:comment="Adding Graphics (Flowchart)&#10;" VL:creator="" dc:date-time="2024-02-26T15:17:30"/>
</VL:version-list>
</file>